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XObject.PDFX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XObje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XObject.populateStreamDict( Object length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XObject.getSiz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